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Arial1" fo:font-size="11pt" officeooo:rsid="0002a6b3" officeooo:paragraph-rsid="000553e1" fo:background-color="#ffff00" style:font-size-asian="11pt" style:font-size-complex="11pt"/>
    </style:style>
    <style:style style:name="P2" style:family="paragraph" style:parent-style-name="Standard">
      <style:paragraph-properties fo:line-height="150%"/>
      <style:text-properties style:font-name="Arial1" fo:font-size="11pt" officeooo:rsid="00208a7e" officeooo:paragraph-rsid="00208a7e" fo:background-color="transparent" style:font-size-asian="11pt" style:font-size-complex="11pt"/>
    </style:style>
    <style:style style:name="P3" style:family="paragraph" style:parent-style-name="Standard">
      <style:paragraph-properties fo:line-height="150%"/>
      <style:text-properties style:font-name="Arial1" fo:font-size="11pt" style:text-underline-style="solid" style:text-underline-width="auto" style:text-underline-color="font-color" fo:font-weight="bold" officeooo:rsid="0002a6b3" officeooo:paragraph-rsid="000553e1" fo:background-color="#ffff00" style:font-size-asian="11pt" style:font-weight-asian="bold" style:font-size-complex="11pt" style:font-weight-complex="bold"/>
    </style:style>
    <style:style style:name="P4" style:family="paragraph" style:parent-style-name="Standard" style:list-style-name="L1">
      <style:paragraph-properties fo:line-height="150%"/>
      <style:text-properties style:font-name="Arial1" fo:font-size="11pt" officeooo:rsid="00203be7" officeooo:paragraph-rsid="000553e1" fo:background-color="transparent" style:font-size-asian="11pt" style:font-size-complex="11pt"/>
    </style:style>
    <style:style style:name="P5" style:family="paragraph" style:parent-style-name="Standard" style:list-style-name="L1">
      <style:paragraph-properties fo:line-height="150%"/>
      <style:text-properties style:font-name="Arial1" fo:font-size="11pt" officeooo:rsid="00203be7" officeooo:paragraph-rsid="00373513" fo:background-color="transparent" style:font-size-asian="11pt" style:font-size-complex="11pt"/>
    </style:style>
    <style:style style:name="P6" style:family="paragraph" style:parent-style-name="Standard" style:list-style-name="L1">
      <style:paragraph-properties fo:line-height="150%"/>
      <style:text-properties style:font-name="Arial1" fo:font-size="11pt" officeooo:rsid="0010ec88" officeooo:paragraph-rsid="0010ec88" fo:background-color="transparent" style:font-size-asian="11pt" style:font-size-complex="11pt"/>
    </style:style>
    <style:style style:name="P7" style:family="paragraph" style:parent-style-name="Standard" style:list-style-name="L1">
      <style:paragraph-properties fo:line-height="150%"/>
      <style:text-properties style:font-name="Arial1" fo:font-size="11pt" officeooo:rsid="0013362a" officeooo:paragraph-rsid="0013dd6e" fo:background-color="transparent" style:font-size-asian="11pt" style:font-size-complex="11pt"/>
    </style:style>
    <style:style style:name="P8" style:family="paragraph" style:parent-style-name="Standard" style:list-style-name="L1">
      <style:paragraph-properties fo:line-height="150%"/>
      <style:text-properties style:font-name="Arial1" fo:font-size="11pt" officeooo:rsid="001ebe4a" officeooo:paragraph-rsid="001ebe4a" fo:background-color="transparent" style:font-size-asian="11pt" style:font-size-complex="11pt"/>
    </style:style>
    <style:style style:name="P9" style:family="paragraph" style:parent-style-name="Standard" style:list-style-name="L1">
      <style:paragraph-properties fo:line-height="150%"/>
      <style:text-properties style:font-name="Arial1" fo:font-size="11pt" officeooo:rsid="00208a7e" officeooo:paragraph-rsid="00208a7e" fo:background-color="transparent" style:font-size-asian="11pt" style:font-size-complex="11pt"/>
    </style:style>
    <style:style style:name="P10" style:family="paragraph" style:parent-style-name="Standard" style:list-style-name="L1">
      <style:paragraph-properties fo:line-height="150%"/>
      <style:text-properties style:font-name="Arial1" fo:font-size="11pt" officeooo:rsid="00231def" officeooo:paragraph-rsid="00231def" fo:background-color="transparent" style:font-size-asian="11pt" style:font-size-complex="11pt"/>
    </style:style>
    <style:style style:name="P11" style:family="paragraph" style:parent-style-name="Standard" style:list-style-name="L1">
      <style:paragraph-properties fo:line-height="150%"/>
      <style:text-properties style:font-name="Arial1" fo:font-size="11pt" officeooo:rsid="00239cef" officeooo:paragraph-rsid="00239cef" fo:background-color="transparent" style:font-size-asian="11pt" style:font-size-complex="11pt"/>
    </style:style>
    <style:style style:name="P12" style:family="paragraph" style:parent-style-name="Standard" style:list-style-name="L1">
      <style:paragraph-properties fo:line-height="150%"/>
      <style:text-properties style:font-name="Arial1" fo:font-size="11pt" officeooo:rsid="0009de27" officeooo:paragraph-rsid="001c5de0" fo:background-color="transparent" style:font-size-asian="11pt" style:font-size-complex="11pt"/>
    </style:style>
    <style:style style:name="P13" style:family="paragraph" style:parent-style-name="Standard" style:list-style-name="L1">
      <style:paragraph-properties fo:line-height="150%"/>
      <style:text-properties style:font-name="Arial1" fo:font-size="11pt" officeooo:rsid="0009de27" officeooo:paragraph-rsid="000cb40b" fo:background-color="transparent" style:font-size-asian="11pt" style:font-size-complex="11pt"/>
    </style:style>
    <style:style style:name="P14" style:family="paragraph" style:parent-style-name="Standard" style:list-style-name="L1">
      <style:paragraph-properties fo:line-height="150%"/>
      <style:text-properties style:font-name="Arial1" fo:font-size="11pt" officeooo:rsid="00063950" officeooo:paragraph-rsid="00063950" fo:background-color="transparent" style:font-size-asian="11pt" style:font-size-complex="11pt"/>
    </style:style>
    <style:style style:name="P15" style:family="paragraph" style:parent-style-name="Standard" style:list-style-name="L1">
      <style:paragraph-properties fo:line-height="150%"/>
      <style:text-properties style:font-name="Arial1" fo:font-size="11pt" officeooo:rsid="002b0f14" officeooo:paragraph-rsid="002b0f14" fo:background-color="transparent" style:font-size-asian="11pt" style:font-size-complex="11pt"/>
    </style:style>
    <style:style style:name="P16" style:family="paragraph" style:parent-style-name="Standard" style:list-style-name="L1">
      <style:paragraph-properties fo:line-height="150%"/>
      <style:text-properties style:font-name="Arial1" fo:font-size="11pt" officeooo:rsid="0031dee9" officeooo:paragraph-rsid="0031dee9" fo:background-color="transparent" style:font-size-asian="11pt" style:font-size-complex="11pt"/>
    </style:style>
    <style:style style:name="P17" style:family="paragraph" style:parent-style-name="Standard" style:list-style-name="L1">
      <style:paragraph-properties fo:line-height="150%"/>
      <style:text-properties style:font-name="Arial1" fo:font-size="11pt" officeooo:rsid="0032ffd6" officeooo:paragraph-rsid="0032ffd6" fo:background-color="transparent" style:font-size-asian="11pt" style:font-size-complex="11pt"/>
    </style:style>
    <style:style style:name="P18" style:family="paragraph" style:parent-style-name="Standard" style:list-style-name="L1">
      <style:paragraph-properties fo:line-height="150%"/>
      <style:text-properties style:font-name="Arial1" fo:font-size="11pt" officeooo:rsid="0034d3bc" officeooo:paragraph-rsid="00356cb1" fo:background-color="transparent" style:font-size-asian="11pt" style:font-size-complex="11pt"/>
    </style:style>
    <style:style style:name="P19" style:family="paragraph" style:parent-style-name="Standard" style:list-style-name="L1">
      <style:paragraph-properties fo:line-height="150%"/>
      <style:text-properties style:font-name="Arial1" fo:font-size="11pt" officeooo:rsid="00373513" officeooo:paragraph-rsid="00373513" fo:background-color="transparent" style:font-size-asian="11pt" style:font-size-complex="11pt"/>
    </style:style>
    <style:style style:name="P20" style:family="paragraph" style:parent-style-name="Standard" style:list-style-name="L1">
      <style:paragraph-properties fo:line-height="150%"/>
      <style:text-properties style:font-name="Arial1" fo:font-size="11pt" officeooo:rsid="0038d5cd" officeooo:paragraph-rsid="0038d5cd" fo:background-color="transparent" style:font-size-asian="11pt" style:font-size-complex="11pt"/>
    </style:style>
    <style:style style:name="P21" style:family="paragraph" style:parent-style-name="Standard" style:list-style-name="L1">
      <style:paragraph-properties fo:line-height="150%"/>
      <style:text-properties style:font-name="Arial1" fo:font-size="11pt" fo:font-weight="bold" officeooo:rsid="00203be7" officeooo:paragraph-rsid="000553e1" fo:background-color="#ffff00" style:font-size-asian="11pt" style:font-weight-asian="bold" style:font-size-complex="11pt" style:font-weight-complex="bold"/>
    </style:style>
    <style:style style:name="P22" style:family="paragraph" style:parent-style-name="Standard" style:list-style-name="L1">
      <style:paragraph-properties fo:line-height="150%"/>
      <style:text-properties style:font-name="Arial1" fo:font-size="11pt" fo:font-weight="bold" officeooo:rsid="00203be7" officeooo:paragraph-rsid="000553e1" fo:background-color="#ffff00" style:font-size-asian="11pt" style:font-weight-asian="bold" style:font-size-complex="11pt" style:font-weight-complex="bold"/>
    </style:style>
    <style:style style:name="P23" style:family="paragraph" style:parent-style-name="Standard" style:list-style-name="L1">
      <style:paragraph-properties fo:line-height="150%"/>
      <style:text-properties style:font-name="Arial1" fo:font-size="11pt" fo:font-weight="bold" officeooo:rsid="00203be7" officeooo:paragraph-rsid="00373513" fo:background-color="#ffff00" style:font-size-asian="11pt" style:font-weight-asian="bold" style:font-size-complex="11pt" style:font-weight-complex="bold"/>
    </style:style>
    <style:style style:name="P24" style:family="paragraph" style:parent-style-name="Standard" style:list-style-name="L1">
      <style:paragraph-properties fo:line-height="150%"/>
      <style:text-properties style:font-name="Arial1" fo:font-size="11pt" fo:font-weight="normal" officeooo:rsid="000e95c8" officeooo:paragraph-rsid="001ddb44" fo:background-color="transparent" style:font-size-asian="11pt" style:font-weight-asian="normal" style:font-size-complex="11pt" style:font-weight-complex="normal"/>
    </style:style>
    <style:style style:name="P25" style:family="paragraph" style:parent-style-name="Standard" style:list-style-name="L1">
      <style:paragraph-properties fo:line-height="150%"/>
      <style:text-properties style:font-name="Arial1" fo:font-size="11pt" fo:font-weight="normal" officeooo:rsid="000e95c8" officeooo:paragraph-rsid="00296efe" fo:background-color="transparent" style:font-size-asian="11pt" style:font-weight-asian="normal" style:font-size-complex="11pt" style:font-weight-complex="normal"/>
    </style:style>
    <style:style style:name="P26" style:family="paragraph" style:parent-style-name="Standard" style:list-style-name="L1">
      <style:paragraph-properties fo:line-height="150%"/>
      <style:text-properties style:font-name="Arial1" fo:font-size="11pt" fo:font-weight="normal" officeooo:rsid="00063950" officeooo:paragraph-rsid="00063950" fo:background-color="transparent" style:font-size-asian="11pt" style:font-weight-asian="normal" style:font-size-complex="11pt" style:font-weight-complex="normal"/>
    </style:style>
    <style:style style:name="P27" style:family="paragraph" style:parent-style-name="Standard" style:list-style-name="L1">
      <style:paragraph-properties fo:line-height="150%"/>
      <style:text-properties style:font-name="Arial1" fo:font-size="11pt" fo:font-weight="normal" officeooo:rsid="00084587" officeooo:paragraph-rsid="00084587" fo:background-color="transparent" style:font-size-asian="11pt" style:font-weight-asian="normal" style:font-size-complex="11pt" style:font-weight-complex="normal"/>
    </style:style>
    <style:style style:name="P28" style:family="paragraph" style:parent-style-name="Standard" style:list-style-name="L1">
      <style:paragraph-properties fo:line-height="150%"/>
      <style:text-properties style:font-name="Arial1" fo:font-size="11pt" fo:font-weight="normal" officeooo:rsid="002ce401" officeooo:paragraph-rsid="002ce401" fo:background-color="transparent" style:font-size-asian="11pt" style:font-weight-asian="normal" style:font-size-complex="11pt" style:font-weight-complex="normal"/>
    </style:style>
    <style:style style:name="P29" style:family="paragraph" style:parent-style-name="Standard" style:list-style-name="L1">
      <style:paragraph-properties fo:line-height="150%"/>
      <style:text-properties style:font-name="Arial1" fo:font-size="11pt" fo:font-weight="normal" officeooo:rsid="00063950" officeooo:paragraph-rsid="0007ee54" fo:background-color="#ff0000" style:font-size-asian="11pt" style:font-weight-asian="normal" style:font-size-complex="11pt" style:font-weight-complex="normal"/>
    </style:style>
    <style:style style:name="P30" style:family="paragraph" style:parent-style-name="Standard" style:list-style-name="L1">
      <style:paragraph-properties fo:line-height="150%"/>
      <style:text-properties style:font-name="Arial1" fo:font-size="11pt" officeooo:rsid="001ddb44" officeooo:paragraph-rsid="001ddb44" fo:background-color="#ff0000" style:font-size-asian="11pt" style:font-size-complex="11pt"/>
    </style:style>
    <style:style style:name="P31" style:family="paragraph" style:parent-style-name="Standard" style:list-style-name="L1">
      <style:paragraph-properties fo:line-height="150%"/>
      <style:text-properties fo:color="#ff0000" loext:opacity="100%" style:font-name="Arial1" fo:font-size="11pt" fo:font-weight="normal" officeooo:rsid="001c5de0" officeooo:paragraph-rsid="001ddb44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line-height="150%"/>
      <style:text-properties fo:color="#ff0000" loext:opacity="100%" style:font-name="Arial1" fo:font-size="11pt" fo:font-weight="normal" officeooo:rsid="001c5de0" officeooo:paragraph-rsid="00296efe" fo:background-color="transparent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style:paragraph-properties fo:line-height="150%"/>
      <style:text-properties officeooo:paragraph-rsid="00084587"/>
    </style:style>
    <style:style style:name="T1" style:family="text">
      <style:text-properties officeooo:rsid="00203be7"/>
    </style:style>
    <style:style style:name="T2" style:family="text">
      <style:text-properties style:font-name="Arial1" fo:font-size="11pt" officeooo:rsid="00063950" fo:background-color="transparent" loext:char-shading-value="0" style:font-size-asian="11pt" style:font-size-complex="11pt"/>
    </style:style>
    <style:style style:name="T3" style:family="text">
      <style:text-properties style:font-name="Arial1" fo:font-size="11pt" fo:font-weight="normal" officeooo:rsid="00084587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officeooo:rsid="000751ad"/>
    </style:style>
    <style:style style:name="T5" style:family="text">
      <style:text-properties officeooo:rsid="000bd6f5"/>
    </style:style>
    <style:style style:name="T6" style:family="text">
      <style:text-properties officeooo:rsid="000cb40b"/>
    </style:style>
    <style:style style:name="T7" style:family="text">
      <style:text-properties officeooo:rsid="000e95c8"/>
    </style:style>
    <style:style style:name="T8" style:family="text">
      <style:text-properties officeooo:rsid="0010ec88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officeooo:rsid="001bef53"/>
    </style:style>
    <style:style style:name="T11" style:family="text">
      <style:text-properties officeooo:rsid="0013dd6e"/>
    </style:style>
    <style:style style:name="T12" style:family="text">
      <style:text-properties officeooo:rsid="00160f59"/>
    </style:style>
    <style:style style:name="T13" style:family="text">
      <style:text-properties officeooo:rsid="00161af9"/>
    </style:style>
    <style:style style:name="T14" style:family="text">
      <style:text-properties officeooo:rsid="0016f16a"/>
    </style:style>
    <style:style style:name="T15" style:family="text">
      <style:text-properties officeooo:rsid="00191a82"/>
    </style:style>
    <style:style style:name="T16" style:family="text">
      <style:text-properties officeooo:rsid="001a58b3"/>
    </style:style>
    <style:style style:name="T17" style:family="text">
      <style:text-properties officeooo:rsid="001af694"/>
    </style:style>
    <style:style style:name="T18" style:family="text">
      <style:text-properties fo:color="#ff0000" loext:opacity="100%" officeooo:rsid="001af694"/>
    </style:style>
    <style:style style:name="T19" style:family="text">
      <style:text-properties fo:color="#ff0000" loext:opacity="100%" officeooo:rsid="001c5de0"/>
    </style:style>
    <style:style style:name="T20" style:family="text">
      <style:text-properties officeooo:rsid="001ddb44"/>
    </style:style>
    <style:style style:name="T21" style:family="text">
      <style:text-properties officeooo:rsid="001ebe4a"/>
    </style:style>
    <style:style style:name="T22" style:family="text">
      <style:text-properties officeooo:rsid="00239cef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officeooo:rsid="0025728d"/>
    </style:style>
    <style:style style:name="T25" style:family="text">
      <style:text-properties fo:color="#000000" loext:opacity="100%" officeooo:rsid="00268c50"/>
    </style:style>
    <style:style style:name="T26" style:family="text">
      <style:text-properties fo:color="#000000" loext:opacity="100%" officeooo:rsid="00284e5c"/>
    </style:style>
    <style:style style:name="T27" style:family="text">
      <style:text-properties fo:color="#000000" loext:opacity="100%" officeooo:rsid="0029495d"/>
    </style:style>
    <style:style style:name="T28" style:family="text">
      <style:text-properties fo:color="#000000" loext:opacity="100%" officeooo:rsid="00296efe"/>
    </style:style>
    <style:style style:name="T29" style:family="text">
      <style:text-properties officeooo:rsid="00284e5c"/>
    </style:style>
    <style:style style:name="T30" style:family="text">
      <style:text-properties officeooo:rsid="002a31b5"/>
    </style:style>
    <style:style style:name="T31" style:family="text">
      <style:text-properties officeooo:rsid="002c8414"/>
    </style:style>
    <style:style style:name="T32" style:family="text">
      <style:text-properties officeooo:rsid="002ce401"/>
    </style:style>
    <style:style style:name="T33" style:family="text">
      <style:text-properties officeooo:rsid="002eaa56"/>
    </style:style>
    <style:style style:name="T34" style:family="text">
      <style:text-properties officeooo:rsid="00307c89"/>
    </style:style>
    <style:style style:name="T35" style:family="text">
      <style:text-properties officeooo:rsid="0031dee9"/>
    </style:style>
    <style:style style:name="T36" style:family="text">
      <style:text-properties officeooo:rsid="0032ffd6"/>
    </style:style>
    <style:style style:name="T37" style:family="text">
      <style:text-properties officeooo:rsid="00356cb1"/>
    </style:style>
    <style:style style:name="T38" style:family="text">
      <style:text-properties officeooo:rsid="00373513"/>
    </style:style>
    <style:style style:name="T39" style:family="text">
      <style:text-properties officeooo:rsid="00396309"/>
    </style:style>
    <style:style style:name="T40" style:family="text">
      <style:text-properties officeooo:rsid="003a337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TT-NET – <text:span text:style-name="T1">Themen für LEK</text:span></text:p>
      <text:p text:style-name="P1"/>
      <text:list xml:id="list4201841545" text:style-name="L1">
        <text:list-item>
          <text:p text:style-name="P4">IPv6: Adresstypen</text:p>
        </text:list-item>
        <text:list-item>
          <text:p text:style-name="P4">IPv6: Präfixe (wie viele Subnetze je Präfix: 2^(64-Präfix) z. B. 2^(64-56=8) = 256</text:p>
        </text:list-item>
        <text:list-item>
          <text:p text:style-name="P4">IPv6: MAC in (EUI-64) Identifier und umgekehrt</text:p>
          <text:p text:style-name="P4"/>
        </text:list-item>
        <text:list-item>
          <text:p text:style-name="P21">Unterschied: Switch/Hub/Router:</text:p>
          <text:p text:style-name="P21"/>
          <text:list>
            <text:list-item>
              <text:p text:style-name="P25">Router: 3. Layer / Network</text:p>
              <text:list>
                <text:list-item>
                  <text:p text:style-name="P25"><text:span text:style-name="T24">kann Hub und Switch zugleich sein</text:span></text:p>
                </text:list-item>
                <text:list-item>
                  <text:p text:style-name="P25"><text:span text:style-name="T25">sendet Daten an alle Geräte</text:span></text:p>
                </text:list-item>
                <text:list-item>
                  <text:p text:style-name="P25"><text:span text:style-name="T28">Vollduplexkabel</text:span></text:p>
                </text:list-item>
                <text:list-item>
                  <text:p text:style-name="P25"><text:span text:style-name="T26">Speed: W-LAN 1-100 MB/sec, LAN 100-1000 MB/sec</text:span></text:p>
                </text:list-item>
                <text:list-item>
                  <text:p text:style-name="P25"><text:span text:style-name="T27">kann IP Adressen senden</text:span></text:p>
                  <text:p text:style-name="P25"><text:span text:style-name="T27"/></text:p>
                </text:list-item>
              </text:list>
            </text:list-item>
            <text:list-item>
              <text:p text:style-name="P25">Switch: 2. Layer / Data Link <text:span text:style-name="T29">(ggf. 3. Layer)</text:span></text:p>
              <text:list>
                <text:list-item>
                  <text:p text:style-name="P25"><text:span text:style-name="T24">sendet Pakete direkt an </text:span><text:span text:style-name="T25">(bestimmte)</text:span><text:span text:style-name="T24"> Geräte angeschlossen statt Umweg zum Router</text:span></text:p>
                </text:list-item>
                <text:list-item>
                  <text:p text:style-name="P25"><text:span text:style-name="T25">entscheidet, wo Daten von zentraler Stelle weitergeleitet werden</text:span></text:p>
                </text:list-item>
                <text:list-item>
                  <text:p text:style-name="P25"><text:span text:style-name="T28">Halb- bzw. Vollduplexkabel</text:span></text:p>
                </text:list-item>
                <text:list-item>
                  <text:p text:style-name="P25"><text:span text:style-name="T26">Speed: 10/100/1000 MB/sec</text:span></text:p>
                </text:list-item>
                <text:list-item>
                  <text:p text:style-name="P25"><text:span text:style-name="T27">kann nur MAC-Adressen übertragen</text:span></text:p>
                  <text:p text:style-name="P25"><text:span text:style-name="T27"/></text:p>
                </text:list-item>
              </text:list>
            </text:list-item>
            <text:list-item>
              <text:p text:style-name="P25">Hub: 1. Layer / Physica<text:span text:style-name="T23">l</text:span></text:p>
              <text:list>
                <text:list-item>
                  <text:p text:style-name="P25"><text:span text:style-name="T26">verfügt über mehrere Ports</text:span></text:p>
                </text:list-item>
                <text:list-item>
                  <text:p text:style-name="P25"><text:span text:style-name="T26">filtert keine Daten</text:span></text:p>
                </text:list-item>
                <text:list-item>
                  <text:p text:style-name="P25"><text:span text:style-name="T26">sendet an alle verbundenen Geräte</text:span></text:p>
                </text:list-item>
                <text:list-item>
                  <text:p text:style-name="P25"><text:span text:style-name="T26">muss Anfragen nacheinander verarbeiten</text:span></text:p>
                </text:list-item>
                <text:list-item>
                  <text:p text:style-name="P25"><text:span text:style-name="T26">max Bandbreite wird auf alle Ports verteilt</text:span></text:p>
                </text:list-item>
                <text:list-item>
                  <text:p text:style-name="P25"><text:span text:style-name="T26">günstiger als Switch / Router</text:span></text:p>
                </text:list-item>
                <text:list-item>
                  <text:p text:style-name="P25"><text:span text:style-name="T28"><text:s/>Halbduplexkabel</text:span></text:p>
                </text:list-item>
                <text:list-item>
                  <text:p text:style-name="P25"><text:span text:style-name="T26">Speed: 10 MB/sec, </text:span><text:span text:style-name="T27">kann nur MAC-Adressen übertragen</text:span></text:p>
                </text:list-item>
              </text:list>
            </text:list-item>
          </text:list>
        </text:list-item>
      </text:list>
      <text:p text:style-name="P32"/>
      <text:list xml:id="list145803327788392" text:continue-numbering="true" text:style-name="L1">
        <text:list-item>
          <text:p text:style-name="P21">MAC-Adresse <text:span text:style-name="T8">(Media Access Control)</text:span>:</text:p>
          <text:list>
            <text:list-item>
              <text:p text:style-name="P6">Hardwareadresse: Zuordnung einer Datenverbindung zu einem Gerät (international eindeutige Kennzeichnung)</text:p>
            </text:list-item>
            <text:list-item>
              <text:p text:style-name="P6">Länge: 48 bit bzw. 6 Bytes (da 8 bit = 1 Byte)</text:p>
            </text:list-item>
            <text:list-item>
              <text:p text:style-name="P6">wird byteweise, hexadezimal geschrieben<text:span text:style-name="T10">, z. B. AE:3F:23:12:D2:E3</text:span></text:p>
            </text:list-item>
            <text:list-item>
              <text:p text:style-name="P6"><text:soft-page-break/><text:span text:style-name="T10">e</text:span><text:span text:style-name="T9">inzelne Bytes werden durch Doppelpunkte / Bindestriche getrennt</text:span></text:p>
              <text:p text:style-name="P6"/>
            </text:list-item>
          </text:list>
        </text:list-item>
        <text:list-item>
          <text:p text:style-name="P4">IPv4:</text:p>
          <text:list>
            <text:list-item>
              <text:p text:style-name="P4">Netzwerkmaske / CIDR</text:p>
            </text:list-item>
            <text:list-item>
              <text:p text:style-name="P4">Netzwerkadresse</text:p>
            </text:list-item>
            <text:list-item>
              <text:p text:style-name="P4">1. / letzte Hostadresse</text:p>
            </text:list-item>
            <text:list-item>
              <text:p text:style-name="P4">Broadcast</text:p>
            </text:list-item>
            <text:list-item>
              <text:p text:style-name="P4">Anzahl IPs (2^Blocksize)</text:p>
            </text:list-item>
            <text:list-item>
              <text:p text:style-name="P4">Anzahl Hosts (Anzahl IPs-2)</text:p>
            </text:list-item>
            <text:list-item>
              <text:p text:style-name="P4">Aufteilung in N-Subnetze</text:p>
              <text:p text:style-name="P4"/>
            </text:list-item>
          </text:list>
        </text:list-item>
        <text:list-item>
          <text:p text:style-name="P21">ping-Befehl:</text:p>
          <text:list>
            <text:list-item>
              <text:p text:style-name="P15">Diagnose-Werkzeug zum Überprüfen von Erreichbarkeit eines Hosts in einem IP-Netzwerk</text:p>
            </text:list-item>
            <text:list-item>
              <text:p text:style-name="P7">ermittelt <text:span text:style-name="T31">Antwortzeit /</text:span> Latenz (Übertragungszeit in <text:span text:style-name="T11">Millisekunden </text:span>ms) im Netzwerkadresse</text:p>
            </text:list-item>
            <text:list-item>
              <text:p text:style-name="P7"><text:span text:style-name="T11">z. B. </text:span>ping IBB.com <text:span text:style-name="T30">oder ping 1.1.1.1</text:span></text:p>
              <text:p text:style-name="P7"/>
            </text:list-item>
          </text:list>
        </text:list-item>
        <text:list-item>
          <text:p text:style-name="P22">DNS <text:span text:style-name="T20">(Domain Name System):</text:span></text:p>
          <text:list>
            <text:list-item>
              <text:p text:style-name="P24"><text:span text:style-name="T32">wandelt IP-Adresse in URL um</text:span></text:p>
            </text:list-item>
            <text:list-item>
              <text:p text:style-name="P28">verwaltet Zuweisung zwischen Namen und Nummern</text:p>
              <text:p text:style-name="P31"/>
            </text:list-item>
          </text:list>
        </text:list-item>
        <text:list-item>
          <text:p text:style-name="P21">ARP <text:span text:style-name="T20">(Address Resolution Protocol):</text:span></text:p>
          <text:list>
            <text:list-item>
              <text:p text:style-name="P30">Layer <text:span text:style-name="T33">2</text:span><text:span text:style-name="T21"> Protokoll (</text:span><text:span text:style-name="T33">Datalink</text:span><text:span text:style-name="T21">) ???</text:span></text:p>
            </text:list-item>
            <text:list-item>
              <text:p text:style-name="P8">ordnet IPv4-Adressen MAC-Adressen zu (nach Broadcastabfrage, wer die entsprechende IP hat)</text:p>
            </text:list-item>
            <text:list-item>
              <text:p text:style-name="P9">ARP-Pakete enthalten keinen IP- oder TCP/UDP-Header</text:p>
            </text:list-item>
          </text:list>
        </text:list-item>
      </text:list>
      <text:p text:style-name="P2"/>
      <text:list xml:id="list145802012148751" text:continue-numbering="true" text:style-name="L1">
        <text:list-item>
          <text:p text:style-name="P22"><text:span text:style-name="T35">STP - </text:span>Spanning Tree <text:span text:style-name="T34">(Protocol):</text:span></text:p>
          <text:list>
            <text:list-item>
              <text:p text:style-name="P16">Layer 2 (Datalink)</text:p>
            </text:list-item>
            <text:list-item>
              <text:p text:style-name="P17">verhindert in Netzwerken mit mehreren Switches Parallelverbindungen und unterbindet dadurch die Bildung von Schleifen</text:p>
            </text:list-item>
            <text:list-item>
              <text:p text:style-name="P17">Vermeidung von Broadcast-Stürmen</text:p>
            </text:list-item>
            <text:list-item>
              <text:p text:style-name="P4">Root-Bridge-Bestimmung</text:p>
              <text:list>
                <text:list-item>
                  <text:p text:style-name="P17">kleinste MAC-Adresse oder Priorität</text:p>
                </text:list-item>
              </text:list>
            </text:list-item>
            <text:list-item>
              <text:p text:style-name="P4">Pfadkosten</text:p>
              <text:list>
                <text:list-item>
                  <text:p text:style-name="P18">werden durch die Geschwindigkeit der Verbindung zwischen dem Switch und dem nächsten Gerät im Netzwerk definiert</text:p>
                </text:list-item>
                <text:list-item>
                  <text:p text:style-name="P18"><text:soft-page-break/><text:span text:style-name="T37">j</text:span><text:span text:style-name="T36">e kleiner </text:span><text:span text:style-name="T37">die Pfadkosten</text:span><text:span text:style-name="T36"> desto besser, Weglänge egal</text:span></text:p>
                </text:list-item>
              </text:list>
              <text:p text:style-name="P4"/>
            </text:list-item>
          </text:list>
        </text:list-item>
        <text:list-item>
          <text:p text:style-name="P23">CAT <text:span text:style-name="T38">(Twisted-Pair):</text:span></text:p>
          <text:list>
            <text:list-item>
              <text:p text:style-name="P19">Steckerköpfe RJ45</text:p>
            </text:list-item>
            <text:list-item>
              <text:p text:style-name="P20">je größer die Zahl, desto besser das Kabel <text:span text:style-name="T39">und je höher die Anforderungen an das Netzwerk</text:span></text:p>
            </text:list-item>
            <text:list-item>
              <text:p text:style-name="P19">Vorteile gegenüber parallel verlaufenden Kabeln: Datenübertragung besser vor elektromagnetischen Störungen geschützt</text:p>
            </text:list-item>
            <text:list-item>
              <text:p text:style-name="P5">10 GB ab CAT 6a<text:span text:style-name="T40">(ugmented)</text:span>: <text:span text:style-name="T40">nur kurze Kabelverbindungen zwischen 2 Geräten</text:span> </text:p>
            </text:list-item>
            <text:list-item>
              <text:p text:style-name="P5">40 GB ab CAT-7a: </text:p>
            </text:list-item>
            <text:list-item>
              <text:p text:style-name="P19">Geschwindigkeit von Länge / Typ / Kosten abhängig</text:p>
            </text:list-item>
          </text:list>
          <text:p text:style-name="P4"/>
        </text:list-item>
        <text:list-item>
          <text:p text:style-name="P4">Single- vs Multimode Glasfaser</text:p>
          <text:p text:style-name="P4"/>
        </text:list-item>
        <text:list-item>
          <text:p text:style-name="P4">Topologien</text:p>
          <text:p text:style-name="P4"/>
        </text:list-item>
        <text:list-item>
          <text:p text:style-name="P4">Virtuelle Netzwerkschnittstellen</text:p>
          <text:p text:style-name="P4"/>
        </text:list-item>
        <text:list-item>
          <text:p text:style-name="P21">DCHP <text:span text:style-name="T22">(Dynamic Host Configuration Protocol)</text:span>:</text:p>
          <text:list>
            <text:list-item>
              <text:p text:style-name="P10">verteilt über das Netzwerk IP-Adressen, DNS-Server-Adressen, das Standardgateway an Geräte</text:p>
            </text:list-item>
            <text:list-item>
              <text:p text:style-name="P11">arbeitet als Client-Server-Protokoll</text:p>
            </text:list-item>
            <text:list-item>
              <text:p text:style-name="P11">DORA</text:p>
              <text:list>
                <text:list-item>
                  <text:p text:style-name="P11">Discover: </text:p>
                </text:list-item>
                <text:list-item>
                  <text:p text:style-name="P11">Offer: </text:p>
                </text:list-item>
                <text:list-item>
                  <text:p text:style-name="P11">Request: </text:p>
                </text:list-item>
                <text:list-item>
                  <text:p text:style-name="P11">Acknowledge: </text:p>
                </text:list-item>
              </text:list>
            </text:list-item>
          </text:list>
          <text:p text:style-name="P4"/>
        </text:list-item>
        <text:list-item>
          <text:p text:style-name="P21">OSI-Modell (Protokoll/Geräte):</text:p>
          <text:list>
            <text:list-item>
              <text:p text:style-name="P12">Layer 7: Application – <text:span text:style-name="T5">Protokoll / </text:span><text:span text:style-name="T6">Geräte</text:span><text:span text:style-name="T5">: </text:span><text:span text:style-name="T19">CONTINUE</text:span></text:p>
            </text:list-item>
            <text:list-item>
              <text:p text:style-name="P13">Layer 6: Presentation – <text:span text:style-name="T5">Protokoll / </text:span><text:span text:style-name="T6">Geräte</text:span><text:span text:style-name="T5">: </text:span><text:span text:style-name="T17">Xorg</text:span><text:span text:style-name="T18"> </text:span><text:span text:style-name="T19">CONTINUE</text:span></text:p>
            </text:list-item>
            <text:list-item>
              <text:p text:style-name="P13">Layer 5: Session – <text:span text:style-name="T5">Protokoll / </text:span><text:span text:style-name="T6">Geräte</text:span><text:span text:style-name="T5">: </text:span><text:span text:style-name="T16">SSH / TLS</text:span></text:p>
            </text:list-item>
            <text:list-item>
              <text:p text:style-name="P13">Layer 4: Transport – <text:span text:style-name="T5">Protokoll / </text:span><text:span text:style-name="T6">Geräte</text:span><text:span text:style-name="T5">: </text:span><text:span text:style-name="T15">TCP / UDP / SPI Firewall</text:span></text:p>
            </text:list-item>
            <text:list-item>
              <text:p text:style-name="P13">Layer 3: Network – <text:span text:style-name="T5">Protokoll / </text:span><text:span text:style-name="T6">Geräte</text:span><text:span text:style-name="T5">: </text:span><text:span text:style-name="T13">Router / Layer-3-Switch / IPv4 </text:span><text:span text:style-name="T14">(+ ICMP)</text:span><text:span text:style-name="T13"> / IPv6</text:span></text:p>
            </text:list-item>
            <text:list-item>
              <text:p text:style-name="P13">Layer 2: Data-link – <text:span text:style-name="T5">Protokoll / </text:span><text:span text:style-name="T6">Geräte</text:span><text:span text:style-name="T5">: </text:span><text:span text:style-name="T12">Switch, Ethernet, </text:span><text:span text:style-name="T20">ARP</text:span></text:p>
            </text:list-item>
            <text:list-item>
              <text:p text:style-name="P13">Layer 1: Physical – <text:span text:style-name="T5">Protokoll / </text:span><text:span text:style-name="T6">Geräte</text:span><text:span text:style-name="T5">: </text:span><text:span text:style-name="T7">Übertragungsmedien / Hub </text:span><text:span text:style-name="T12">(IEEE 802.11)</text:span></text:p>
              <text:p text:style-name="P13"/>
            </text:list-item>
          </text:list>
        </text:list-item>
        <text:list-item>
          <text:p text:style-name="P21">TCP/UDP (Unterschied):</text:p>
          <text:list>
            <text:list-item>
              <text:p text:style-name="P26"><text:soft-page-break/>UDP (User Datagram Protocol):</text:p>
              <text:list>
                <text:list-item>
                  <text:p text:style-name="P26">Layer 4 Protokoll (Transportschicht)</text:p>
                </text:list-item>
                <text:list-item>
                  <text:p text:style-name="P26">in jedem Frame werden Daten transportiert</text:p>
                </text:list-item>
                <text:list-item>
                  <text:p text:style-name="P26">UDP-Header ist 8-Bytes lang und enthält</text:p>
                  <text:list>
                    <text:list-item>
                      <text:p text:style-name="P14">Quellport: welcher Port wurde vom Sender benutzt?</text:p>
                    </text:list-item>
                    <text:list-item>
                      <text:p text:style-name="P14">Zielport: an welchem Port soll der Frame den Empfänger erreichen?</text:p>
                    </text:list-item>
                    <text:list-item>
                      <text:p text:style-name="P14">Länge: wieviele Bytes inkl. UDP-Header (ohne Headerdaten der unteren Layer)</text:p>
                    </text:list-item>
                    <text:list-item>
                      <text:p text:style-name="P14">Prüfsumme: wg. Datenintegrität</text:p>
                    </text:list-item>
                  </text:list>
                </text:list-item>
                <text:list-item>
                  <text:p text:style-name="P14">Vorteile: </text:p>
                  <text:list>
                    <text:list-item>
                      <text:p text:style-name="P33"><text:span text:style-name="T2">schnell</text:span><text:span text:style-name="T3">es Protokoll</text:span></text:p>
                    </text:list-item>
                    <text:list-item>
                      <text:p text:style-name="P14">wenig Overhead</text:p>
                    </text:list-item>
                  </text:list>
                </text:list-item>
                <text:list-item>
                  <text:p text:style-name="P14">Nachteile: </text:p>
                  <text:list>
                    <text:list-item>
                      <text:p text:style-name="P14">Paketverlust wird nicht erkannt</text:p>
                    </text:list-item>
                    <text:list-item>
                      <text:p text:style-name="P14">Datenpakete können in falscher Reihenfolge ankommen</text:p>
                    </text:list-item>
                  </text:list>
                </text:list-item>
              </text:list>
            </text:list-item>
            <text:list-item>
              <text:p text:style-name="P14">TCP <text:span text:style-name="T4">(Transport Control Protocol)</text:span>:</text:p>
              <text:list>
                <text:list-item>
                  <text:p text:style-name="P29">Layer 4 Protokoll (Transportschicht) ???</text:p>
                </text:list-item>
                <text:list-item>
                  <text:p text:style-name="P27">Vorteile:</text:p>
                  <text:list>
                    <text:list-item>
                      <text:p text:style-name="P27">Verlust von Datenpaketen wird erkannt und diese dann erneut gesandt</text:p>
                    </text:list-item>
                    <text:list-item>
                      <text:p text:style-name="P27">Datenpakete kommen in vorgesehener Reihenfolge an</text:p>
                    </text:list-item>
                  </text:list>
                </text:list-item>
                <text:list-item>
                  <text:p text:style-name="P27">Nachteile:</text:p>
                  <text:list>
                    <text:list-item>
                      <text:p text:style-name="P27">langsames Protokoll</text:p>
                    </text:list-item>
                    <text:list-item>
                      <text:p text:style-name="P27">großer Overhead</text:p>
                    </text:list-item>
                  </text:list>
                </text:list-item>
              </text:list>
              <text:p text:style-name="P1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15:49:56.025000000</meta:creation-date>
    <dc:date>2023-02-24T14:58:01.612000000</dc:date>
    <meta:editing-duration>PT2H18M32S</meta:editing-duration>
    <meta:editing-cycles>54</meta:editing-cycles>
    <meta:generator>LibreOffice/7.4.4.2$Windows_X86_64 LibreOffice_project/85569322deea74ec9134968a29af2df5663baa21</meta:generator>
    <meta:document-statistic meta:table-count="0" meta:image-count="0" meta:object-count="0" meta:page-count="4" meta:paragraph-count="124" meta:word-count="699" meta:character-count="4362" meta:non-whitespace-character-count="3877"/>
  </office:meta>
</office:document-meta>
</file>